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68cm" svg:height="3.542cm" draw:transform="rotate (-1.55247036964896) translate (8.60890699618253cm 7.02874049820924cm)" svg:viewBox="0 0 1169 3543" svg:d="M1167 3431c-49-197-228-1048-279-1622-50-573-84-1293-80-1554 1-88-820-380-808-194 17 273 114 1136 170 1787s135 1112 205 1517c29 170 840 265 792 66z">
          <text:p/>
        </draw:path>
        <draw:path draw:style-name="gr1" draw:text-style-name="P1" draw:layer="layout" svg:width="0.903cm" svg:height="0.661cm" draw:transform="skewX (0.00244346095279195) rotate (-2.1556561591382) translate (8.96430699928401cm 7.18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1.086cm" svg:height="3.541cm" draw:transform="rotate (-1.55281943549936) translate (8.64307381312573cm 3.05364363371531cm)" svg:viewBox="0 0 1087 3542" svg:d="M1085 3415c-47-197-207-1013-256-1585-51-573-32-1382-19-1488 12-107-813-506-810-267s45 1154 105 1850c59 694 127 1061 194 1465 30 171 835 223 786 25z">
          <text:p/>
        </draw:path>
        <draw:path draw:style-name="gr1" draw:text-style-name="P1" draw:layer="layout" svg:width="0.902cm" svg:height="0.661cm" draw:transform="skewX (0.00122173047639598) rotate (-2.1556561591382) translate (5.81762398526099cm 3.543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5.604cm" svg:height="1.16cm" draw:transform="rotate (-2.10312174865317) translate (8.72850936424126cm 3.50217375120539cm)" svg:viewBox="0 0 5605 1161" svg:d="M30 646c340 29 1739 202 2630 278 890 76 2453 262 2816 234 131 5 215-647-13-658-273 13-1970-77-2922-148-951-72-1958-294-2318-352-122-19-292 633-193 646z">
          <text:p/>
        </draw:path>
        <draw:path draw:style-name="gr1" draw:text-style-name="P1" draw:layer="layout" svg:width="0.903cm" svg:height="0.661cm" draw:transform="skewX (0.0012217304763961) rotate (-2.15687788961459) translate (8.94064014322801cm 3.21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5.76165777377cm 7.604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131cm" svg:height="3.446cm" draw:transform="rotate (-1.55247036964896) translate (4.71031146974501cm 7.02629007228019cm)" svg:viewBox="0 0 1132 3447" svg:d="M1130 3320c-48-197-187-1036-238-1609-50-573-84-1166-80-1427 8-108-824-411-812-225 17 274 119 1040 175 1691s101 1139 170 1544c29 170 833 224 785 26z">
          <text:p/>
        </draw:path>
        <draw:path draw:style-name="gr1" draw:text-style-name="P1" draw:layer="layout" svg:width="0.903cm" svg:height="0.661cm" draw:transform="skewX (0.00244346095279204) rotate (-2.1556561591382) translate (5.04430699928401cm 7.18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1.045cm" svg:height="3.467cm" draw:transform="rotate (-1.55281943549936) translate (4.74543124321499cm 3.0544871216705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2cm" svg:height="0.661cm" draw:transform="skewX (0.00122173047639598) rotate (-2.1556561591382) translate (2.00862398526099cm 3.49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5.51cm" svg:height="1.058cm" draw:transform="rotate (-2.10312174865317) translate (4.818996298318cm 3.4968735909103cm)" svg:viewBox="0 0 5511 1059" svg:d="M33 652c340 30 1853 148 2744 224 890 76 2228 206 2591 179 131 4 237-653 9-663-272 13-1767-17-2719-88-951-72-2100-247-2459-304-122-20-265 640-166 652z">
          <text:p/>
        </draw:path>
        <draw:path draw:style-name="gr1" draw:text-style-name="P1" draw:layer="layout" svg:width="0.903cm" svg:height="0.661cm" draw:transform="skewX (0.0012217304763961) rotate (-2.15687788961459) translate (5.02064014322802cm 3.21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1.99765777377cm 7.558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11:32.498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